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2.95cm" fo:min-width="27.2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6.95cm" fo:min-width="27.2cm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 fo:min-height="5.55cm" fo:min-width="11.5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5.55cm" fo:min-width="12.2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fo:min-height="1.05cm" fo:min-width="27.2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3.2cm" svg:x="1cm" svg:y="0.9cm">
          <text:p text:style-name="P1"><text:span text:style-name="T1">Nav &amp; boutons directionnels (portfolio, à propos, contac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7.2cm" svg:x="1cm" svg:y="4.5cm">
          <text:p text:style-name="P2">Titre &amp; page accuei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cm" svg:height="5.8cm" svg:x="1.6cm" svg:y="12.5cm">
          <text:p text:style-name="P1"><text:span text:style-name="T1">Isabel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7cm" svg:height="5.8cm" svg:x="15.6cm" svg:y="12.5cm">
          <text:p text:style-name="P1"><text:span text:style-name="T1">Thoma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7cm" svg:height="1.3cm" svg:x="1cm" svg:y="18.7cm">
          <text:p text:style-name="P2">Footer &amp; réseaux sociau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BELLE </meta:initial-creator>
    <meta:creation-date>2016-07-20T13:56:23.160252993</meta:creation-date>
    <dc:date>2016-07-20T14:07:16.431004214</dc:date>
    <dc:creator>ISABELLE </dc:creator>
    <meta:editing-duration>PT10M53S</meta:editing-duration>
    <meta:editing-cycles>1</meta:editing-cycles>
    <meta:document-statistic meta:object-count="5"/>
    <meta:generator>LibreOffice/4.3.3.2$Linux_X86_64 LibreOffice_project/430m0$Build-2</meta:generator>
  </office:meta>
</office:document-meta>
</file>